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1600000098CAB41A71202C58A5.png" manifest:media-type="image/png"/>
  <manifest:file-entry manifest:full-path="Pictures/100000010000061B00000051716C1EE22B7D55BC.png" manifest:media-type="image/png"/>
  <manifest:file-entry manifest:full-path="Pictures/100000010000061A00000065DF51DA251C7F7A8F.png" manifest:media-type="image/png"/>
  <manifest:file-entry manifest:full-path="Pictures/100000010000057F0000008E47E1D36AB850F78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cc2b8" officeooo:paragraph-rsid="001cc2b8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officeooo:rsid="001cc2b8" officeooo:paragraph-rsid="001cc2b8" style:font-size-asian="14pt" style:font-size-complex="16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6pt" officeooo:rsid="001cc2b8" officeooo:paragraph-rsid="001cc2b8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cc2b8" officeooo:paragraph-rsid="00209f99" style:font-size-asian="14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9f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aded Assignment 4.2</text:p>
      <text:p text:style-name="P2"/>
      <text:p text:style-name="P4"><text:span text:style-name="T1">Name:</text:span> Hamza Mohammad Asim </text:p>
      <text:p text:style-name="P2"><text:span text:style-name="T1">Employee #:</text:span> 2303.KHI.DEG.0<text:span text:style-name="T2">1</text:span>4</text:p>
      <text:p text:style-name="P4"><text:span text:style-name="T1">Collaborated with:</text:span> Saad Sameer Khan(2303.KHI.DEG.0<text:span text:style-name="T2">3</text:span>4)</text:p>
      <text:p text:style-name="P2"/>
      <text:p text:style-name="P2"/>
      <text:list xml:id="list2839918958" text:style-name="L1">
        <text:list-item>
          <text:p text:style-name="P3">Running the containers with Docker compose.</text:p>
          <text:p text:style-name="P3"><draw:frame draw:style-name="fr2" draw:name="Image1" text:anchor-type="char" svg:width="8.0209in" svg:height="1.0945in" draw:z-index="0"><draw:image xlink:href="Pictures/100000010000057F0000008E47E1D36AB850F78D.png" xlink:type="simple" xlink:show="embed" xlink:actuate="onLoad" draw:mime-type="image/png"/></draw:frame></text:p>
        </text:list-item>
        <text:list-item>
          <text:p text:style-name="P3">Creating a new topic with the name ‘new_topic’ with the broker. container in the docker-compose to be used as the bootstrap server.</text:p>
          <text:p text:style-name="P3"><draw:frame draw:style-name="fr2" draw:name="Image2" text:anchor-type="char" svg:width="8.0453in" svg:height="0.7126in" draw:z-index="1"><draw:image xlink:href="Pictures/100000010000061B00000051716C1EE22B7D55BC.png" xlink:type="simple" xlink:show="embed" xlink:actuate="onLoad" draw:mime-type="image/png"/></draw:frame></text:p>
        </text:list-item>
        <text:list-item>
          <text:p text:style-name="P3">Listing all created/running topics.</text:p>
          <text:p text:style-name="P3"><draw:frame draw:style-name="fr1" draw:name="Image3" text:anchor-type="char" svg:x="-0.6638in" svg:y="0in" svg:width="8.0728in" svg:height="0.9783in" draw:z-index="2"><draw:image xlink:href="Pictures/100000010000061A00000065DF51DA251C7F7A8F.png" xlink:type="simple" xlink:show="embed" xlink:actuate="onLoad" draw:mime-type="image/png"/></draw:frame></text:p>
        </text:list-item>
        <text:list-item>
          <text:p text:style-name="P3">Inspecting the topics “new_topic” and “events” (created earlier) to view their number of partitions. We see that both topics have a single partition having an ID 1.</text:p>
          <text:p text:style-name="P3"><draw:frame draw:style-name="fr1" draw:name="Image4" text:anchor-type="char" svg:x="-0.5417in" svg:y="0.1457in" svg:width="8.011in" svg:height="1.1756in" draw:z-index="3"><draw:image xlink:href="Pictures/100000010000061600000098CAB41A71202C58A5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08:26:34.817784956</meta:creation-date>
    <dc:date>2023-05-09T11:06:57.764394417</dc:date>
    <meta:editing-duration>PT1H26M17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1" meta:paragraph-count="8" meta:word-count="78" meta:character-count="509" meta:non-whitespace-character-count="442"/>
  </office:meta>
</office:document-meta>
</file>